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Ubuntu Mono1" svg:font-family="'Ubuntu Mono'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9" style:family="table">
      <style:table-properties style:width="12.513cm" fo:margin-left="0.905cm" table:align="left" style:writing-mode="lr-tb"/>
    </style:style>
    <style:style style:name="Tabla9.A" style:family="table-column">
      <style:table-column-properties style:column-width="4.521cm"/>
    </style:style>
    <style:style style:name="Tabla9.B" style:family="table-column">
      <style:table-column-properties style:column-width="7.992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9.B1" style:family="table-cell">
      <style:table-cell-properties style:vertical-align="top" fo:padding="0.097cm" fo:border="0.1pt solid #000000" style:writing-mode="lr-tb"/>
    </style:style>
    <style:style style:name="Tab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" style:family="table">
      <style:table-properties style:width="17.007cm" table:align="left" style:writing-mode="lr-tb"/>
    </style:style>
    <style:style style:name="Tabla10.A" style:family="table-column">
      <style:table-column-properties style:column-width="17.00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fo:font-size="12pt" style:font-size-asian="12pt"/>
    </style:style>
    <style:style style:name="P6" style:family="paragraph" style:parent-style-name="Standard" style:list-style-name="WW8Num3"/>
    <style:style style:name="P7" style:family="paragraph" style:parent-style-name="Standard">
      <style:paragraph-properties fo:text-align="start" style:justify-single-word="false" style:text-autospace="non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Ubuntu Mono" fo:font-size="12pt" style:font-size-asian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 Mono" fo:font-size="12pt" style:font-size-asian="12pt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f0055" style:font-name="Ubuntu Mono1" fo:font-size="12pt" fo:font-weight="bold" style:font-name-asian="Monospace" style:font-size-asian="12pt" style:font-weight-asian="bold" style:font-name-complex="Monospace" style:font-size-complex="10pt" style:font-weight-complex="bold"/>
    </style:style>
    <style:style style:name="T4" style:family="text">
      <style:text-properties fo:color="#7f0055" style:font-name="Ubuntu Mono" fo:font-size="12pt" fo:font-weight="bold" style:font-size-asian="12pt" style:font-weight-asian="bold"/>
    </style:style>
    <style:style style:name="T5" style:family="text">
      <style:text-properties fo:color="#000000" style:font-name="Ubuntu Mono" fo:font-size="12pt" style:font-size-asian="12pt"/>
    </style:style>
    <style:style style:name="T6" style:family="text">
      <style:text-properties fo:color="#3f7f5f" style:font-name="Ubuntu Mono" fo:font-size="12pt" style:font-size-asian="12pt"/>
    </style:style>
    <style:style style:name="T7" style:family="text">
      <style:text-properties fo:color="#3f7f5f" style:font-name="Ubuntu Mono" fo:font-size="12pt" style:text-underline-style="solid" style:text-underline-width="auto" style:text-underline-color="font-color" style:font-size-asian="12pt"/>
    </style:style>
    <style:style style:name="T8" style:family="text">
      <style:text-properties fo:color="#0000c0" style:font-name="Ubuntu Mono" fo:font-size="12pt" fo:font-style="italic" fo:font-weight="bold" style:font-size-asian="12pt" style:font-style-asian="italic" style:font-weight-asian="bold"/>
    </style:style>
    <style:style style:name="T9" style:family="text">
      <style:text-properties fo:color="#7f9fbf" style:font-name="Ubuntu Mono" fo:font-size="12pt" fo:font-weight="bold" style:font-size-asian="12pt" style:font-weight-asian="bold"/>
    </style:style>
    <style:style style:name="T10" style:family="text">
      <style:text-properties fo:color="#2a00ff" style:font-name="Ubuntu Mono" fo:font-size="12pt" style:font-size-asian="12pt"/>
    </style:style>
    <style:style style:name="T11" style:family="text">
      <style:text-properties fo:color="#3f5fbf" style:font-name="Ubuntu Mono" fo:font-size="12pt" style:font-size-asian="12pt"/>
    </style:style>
    <style:style style:name="T12" style:family="text">
      <style:text-properties fo:color="#6a3e3e" style:font-name="Ubuntu Mono" fo:font-size="12pt" style:font-size-asian="12pt"/>
    </style:style>
    <style:style style:name="T13" style:family="text">
      <style:text-properties fo:color="#6a3e3e" style:font-name="Ubuntu Mono" fo:font-size="12pt" style:text-underline-style="solid" style:text-underline-width="auto" style:text-underline-color="font-color" style:font-size-asian="12pt"/>
    </style:style>
    <style:style style:name="T14" style:family="text">
      <style:text-properties officeooo:rsid="000454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E SERVIDOR – PARA ELIZA.</text:p>
      <text:p text:style-name="Standard"/>
      <text:p text:style-name="Standard">Tenemos que realizar un versión el programa Eliza que <text:span text:style-name="T14">actué</text:span> como un servidor <text:span text:style-name="T14">contestando</text:span> a los mensaje que reciba por red con los texto asignado como respuesta:</text:p>
      <text:p text:style-name="Standard"/>
      <text:p text:style-name="P1">Versión de ELIZA de escritorio.</text:p>
      <text:p text:style-name="Standard"/>
      <text:p text:style-name="Standard">ELIZA es un programa informático diseñado en el MIT entre 1964 y 1966 que intentaba mantener una<text:span text:style-name="T1"> </text:span>conversación de texto coherente con el usuario. ELIZA funciona buscando palabras clave en la frase escrita <text:span text:style-name="T1"><text:s/></text:span>por el usuario y responde con una frase modelo registrada en su base de datos. A veces, las respuestas de este <text:span text:style-name="T1"><text:s/></text:span>bot conversacional resultaban tan convincentes que al conversar por primera vez con él, algunas personas<text:span text:style-name="T1"> </text:span>creyeron que en verdad estaban dialogando con un interlocutor humano.</text:p>
      <text:p text:style-name="Standard"/>
      <text:p text:style-name="Standard">Se pide desarrollar un método que realice una aproximación muy sencilla a la funcionalidad que</text:p>
      <text:p text:style-name="Standard">proporcionaba ELIZA. En concreto, el método debe realizar lo siguiente:</text:p>
      <text:p text:style-name="Standard"/>
      <text:p text:style-name="Standard"/>
      <text:list xml:id="list1319450874" text:style-name="WW8Num3">
        <text:list-item>
          <text:p text:style-name="P6">Recibir frases tecleadas por un humano desde el ordenador (bucle infinito).</text:p>
        </text:list-item>
      </text:list>
      <text:p text:style-name="Standard"/>
      <text:list xml:id="list200050789967460" text:continue-numbering="true" text:style-name="WW8Num3">
        <text:list-item>
          <text:p text:style-name="P6">Comprobar para cada frase que teclea el humano si existen en la misma una serie de palabras clave.</text:p>
        </text:list-item>
      </text:list>
      <text:p text:style-name="Standard"/>
      <text:list xml:id="list200050437982005" text:continue-numbering="true" text:style-name="WW8Num3">
        <text:list-item>
          <text:p text:style-name="P6">Responder con un texto por pantalla a cada frase del humano en función de que la misma contuviera<text:span text:style-name="T1"> </text:span>o no una determinada palabra clave.</text:p>
        </text:list-item>
      </text:list>
      <text:p text:style-name="Standard"/>
      <text:list xml:id="list200049286720482" text:continue-numbering="true" text:style-name="WW8Num3">
        <text:list-item>
          <text:p text:style-name="P6">En la siguiente tabla se resumen las palabras claves posibles y la frase de respuesta del ordenador:</text:p>
        </text:list-item>
      </text:list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">Palabras claves</text:p>
          </table:table-cell>
          <table:table-cell table:style-name="Tabla9.B1" office:value-type="string">
            <text:p text:style-name="P3">Frase de Respuesta</text:p>
          </table:table-cell>
        </table:table-row>
        <table:table-row table:style-name="Tabla9.1">
          <table:table-cell table:style-name="Tabla9.A2" office:value-type="string">
            <text:p text:style-name="P3">Hola</text:p>
            <text:p text:style-name="P3">Encantado</text:p>
            <text:p text:style-name="P3">Adiós</text:p>
            <text:p text:style-name="P3">Hora</text:p>
            <text:p text:style-name="P3">Nombre</text:p>
            <text:p text:style-name="P3"/>
          </table:table-cell>
          <table:table-cell table:style-name="Tabla9.B2" office:value-type="string">
            <text:p text:style-name="P3"><text:span text:style-name="T1">“</text:span>Hola, ¿qué tal?”</text:p>
            <text:p text:style-name="P3"><text:span text:style-name="T1">“</text:span>Encantado de conocerte yo también”</text:p>
            <text:p text:style-name="P3"><text:span text:style-name="T1">“</text:span>Adiós, espero volverte a ver pronto”</text:p>
            <text:p text:style-name="P3"><text:span text:style-name="T1">“</text:span>Lo siento, no llevo reloj”</text:p>
            <text:p text:style-name="P3"><text:span text:style-name="T1">“</text:span>Mi nombre es Eliza”</text:p>
            <text:p text:style-name="P3"/>
          </table:table-cell>
        </table:table-row>
      </table:table>
      <text:p text:style-name="Standard"/>
      <text:p text:style-name="Standard">En caso de que la frase introducida por el humano no contenga ninguna de las palabras clave indicadas, el<text:span text:style-name="T1"> </text:span>ordenador ha de escribir por pantalla “Lo siento, no te comprendo”.</text:p>
      <text:p text:style-name="Standard"/>
      <text:p text:style-name="Standard">Puede resultar de utilidad el método de la clase String “<text:span text:style-name="T2">public boolean contains(String s)</text:span>”, que devuelve true si la cadena original contiene la cadena s que se le pasa como parámetro al método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<text:span text:style-name="T3">mport</text:span><text:span text:style-name="T5"> java.util.HashMap;</text:span></text:p>
            <text:p text:style-name="P4"><text:span text:style-name="T4">import</text:span><text:span text:style-name="T5"> java.util.Map;</text:span></text:p>
            <text:p text:style-name="P4"><text:span text:style-name="T4">import</text:span><text:span text:style-name="T5"> java.util.Scanner;</text:span></text:p>
            <text:p text:style-name="P5"/>
            <text:p text:style-name="P4"><text:span text:style-name="T4">public</text:span><text:span text:style-name="T5"> </text:span><text:span text:style-name="T4">class</text:span><text:span text:style-name="T5"> Eliza {</text:span></text:p>
            <text:p text:style-name="P5"/>
            <text:p text:style-name="P4"><text:span text:style-name="T5"><text:tab/></text:span><text:span text:style-name="T11">/**</text:span></text:p>
            <text:p text:style-name="P4"><text:span text:style-name="T11"><text:tab/> * </text:span><text:span text:style-name="T9">@param</text:span><text:span text:style-name="T11"> args</text:span></text:p>
            <text:p text:style-name="P8"><text:soft-page-break/><text:tab/> */</text:p>
            <text:p text:style-name="P4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2">args</text:span><text:span text:style-name="T5">) {</text:span></text:p>
            <text:p text:style-name="P4"><text:span text:style-name="T5"><text:tab/><text:tab/></text:span><text:span text:style-name="T6">// </text:span><text:span text:style-name="T9">TODO</text:span><text:span text:style-name="T6"> Auto-generated method stub</text:span></text:p>
            <text:p text:style-name="P5"/>
            <text:p text:style-name="P4"><text:span text:style-name="T5"><text:tab/><text:tab/>HashMap&lt;String, String&gt; </text:span><text:span text:style-name="T12">theliza</text:span><text:span text:style-name="T5"> = </text:span><text:span text:style-name="T4">new</text:span><text:span text:style-name="T5"> HashMap&lt;String, String&gt;();</text:span></text:p>
            <text:p text:style-name="P9"><text:tab/><text:tab/></text:p>
            <text:p text:style-name="P4"><text:span text:style-name="T5"><text:tab/><text:tab/></text:span><text:span text:style-name="T6">// </text:span><text:span text:style-name="T7">Asigno</text:span><text:span text:style-name="T6"> </text:span><text:span text:style-name="T7">palabras</text:span><text:span text:style-name="T6"> </text:span><text:span text:style-name="T7">clave</text:span><text:span text:style-name="T6"> a </text:span><text:span text:style-name="T7">respuesta</text:span></text:p>
            <text:p text:style-name="P4"><text:span text:style-name="T5"><text:tab/><text:tab/></text:span><text:span text:style-name="T12">theliza</text:span><text:span text:style-name="T5">.put(</text:span><text:span text:style-name="T10">"HOLA"</text:span><text:span text:style-name="T5">,</text:span><text:span text:style-name="T10">"Hola, ¿qué tal?"</text:span><text:span text:style-name="T5">);</text:span></text:p>
            <text:p text:style-name="P4"><text:span text:style-name="T5"><text:tab/><text:tab/></text:span><text:span text:style-name="T12">theliza</text:span><text:span text:style-name="T5">.put(</text:span><text:span text:style-name="T10">"ENCANTADO"</text:span><text:span text:style-name="T5">,</text:span><text:span text:style-name="T10">"Encantado de conocerte yo también"</text:span><text:span text:style-name="T5">);</text:span></text:p>
            <text:p text:style-name="P4"><text:span text:style-name="T5"><text:tab/><text:tab/></text:span><text:span text:style-name="T12">theliza</text:span><text:span text:style-name="T5">.put(</text:span><text:span text:style-name="T10">"ADIOS"</text:span><text:span text:style-name="T5">,</text:span><text:span text:style-name="T10">"Adiós, espero volverte a ver pronto"</text:span><text:span text:style-name="T5">);</text:span></text:p>
            <text:p text:style-name="P4"><text:span text:style-name="T5"><text:tab/><text:tab/></text:span><text:span text:style-name="T12">theliza</text:span><text:span text:style-name="T5">.put(</text:span><text:span text:style-name="T10">"HORA"</text:span><text:span text:style-name="T5">, </text:span><text:span text:style-name="T10">"Los siento no llevo reloj"</text:span><text:span text:style-name="T5">);</text:span></text:p>
            <text:p text:style-name="P4"><text:span text:style-name="T5"><text:tab/><text:tab/></text:span><text:span text:style-name="T12">theliza</text:span><text:span text:style-name="T5">.put(</text:span><text:span text:style-name="T10">"NOMBRE"</text:span><text:span text:style-name="T5">,</text:span><text:span text:style-name="T10">"Mi nombre es Eliza"</text:span><text:span text:style-name="T5">);</text:span></text:p>
            <text:p text:style-name="P4"><text:span text:style-name="T5"><text:tab/><text:tab/></text:span><text:span text:style-name="T12">theliza</text:span><text:span text:style-name="T5">.put(</text:span><text:span text:style-name="T10">"CACA"</text:span><text:span text:style-name="T5">,</text:span><text:span text:style-name="T10">"Creo que tu lenguaje no es adecuado"</text:span><text:span text:style-name="T5">);</text:span></text:p>
            <text:p text:style-name="P4"><text:span text:style-name="T5"><text:tab/><text:tab/>String </text:span><text:span text:style-name="T12">otro</text:span><text:span text:style-name="T5"> =</text:span><text:span text:style-name="T10">"Lo siento, no te comprendo."</text:span><text:span text:style-name="T5">;</text:span></text:p>
            <text:p text:style-name="P9"><text:tab/><text:tab/></text:p>
            <text:p text:style-name="P9"><text:tab/><text:tab/></text:p>
            <text:p text:style-name="P4"><text:span text:style-name="T5"><text:tab/><text:tab/>Scanner </text:span><text:span text:style-name="T13">sc</text:span><text:span text:style-name="T5"> = </text:span><text:span text:style-name="T4">new</text:span><text:span text:style-name="T5"> Scanner ( System.</text:span><text:span text:style-name="T8">in</text:span><text:span text:style-name="T5">);</text:span></text:p>
            <text:p text:style-name="P9"><text:tab/><text:tab/></text:p>
            <text:p text:style-name="P4"><text:span text:style-name="T5"><text:tab/><text:tab/>System.</text:span><text:span text:style-name="T8">out</text:span><text:span text:style-name="T5">.println(</text:span><text:span text:style-name="T10">"Estas conectado con el sistema ELIZA 0.0 :"</text:span><text:span text:style-name="T5">);</text:span></text:p>
            <text:p text:style-name="P4"><text:span text:style-name="T5"><text:tab/><text:tab/></text:span><text:span text:style-name="T4">boolean</text:span><text:span text:style-name="T5"> </text:span><text:span text:style-name="T12">fin</text:span><text:span text:style-name="T5"> = </text:span><text:span text:style-name="T4">false</text:span><text:span text:style-name="T5">;</text:span></text:p>
            <text:p text:style-name="P4"><text:span text:style-name="T5"><text:tab/><text:tab/></text:span><text:span text:style-name="T4">do</text:span><text:span text:style-name="T5">{</text:span></text:p>
            <text:p text:style-name="P4"><text:span text:style-name="T5"><text:tab/><text:tab/><text:tab/>System.</text:span><text:span text:style-name="T8">out</text:span><text:span text:style-name="T5">.print(</text:span><text:span text:style-name="T10">"&lt;"</text:span><text:span text:style-name="T5">);</text:span></text:p>
            <text:p text:style-name="P4"><text:span text:style-name="T5"><text:tab/><text:tab/><text:tab/>String </text:span><text:span text:style-name="T12">linea</text:span><text:span text:style-name="T5"> = </text:span><text:span text:style-name="T12">sc</text:span><text:span text:style-name="T5">.nextLine();</text:span></text:p>
            <text:p text:style-name="P4"><text:span text:style-name="T5"><text:tab/><text:tab/><text:tab/></text:span><text:span text:style-name="T6">// </text:span><text:span text:style-name="T7">Paso</text:span><text:span text:style-name="T6"> </text:span><text:span text:style-name="T7">todo</text:span><text:span text:style-name="T6"> a </text:span><text:span text:style-name="T7">mayusculas</text:span><text:span text:style-name="T6">;</text:span></text:p>
            <text:p text:style-name="P4"><text:span text:style-name="T5"><text:tab/><text:tab/><text:tab/></text:span><text:span text:style-name="T12">linea</text:span><text:span text:style-name="T5"> = </text:span><text:span text:style-name="T12">linea</text:span><text:span text:style-name="T5">.toUpperCase();</text:span></text:p>
            <text:p text:style-name="P9"><text:tab/><text:tab/></text:p>
            <text:p text:style-name="P4"><text:span text:style-name="T5"><text:tab/><text:tab/><text:tab/></text:span><text:span text:style-name="T4">boolean</text:span><text:span text:style-name="T5"> </text:span><text:span text:style-name="T12">encontrado</text:span><text:span text:style-name="T5"> = </text:span><text:span text:style-name="T4">false</text:span><text:span text:style-name="T5">;</text:span></text:p>
            <text:p text:style-name="P4"><text:span text:style-name="T5"><text:tab/><text:tab/><text:tab/></text:span><text:span text:style-name="T4">for</text:span><text:span text:style-name="T5"> ( Map.Entry&lt;String, String&gt; </text:span><text:span text:style-name="T12">entrada</text:span><text:span text:style-name="T5">: </text:span><text:span text:style-name="T12">theliza</text:span><text:span text:style-name="T5">.entrySet()){</text:span></text:p>
            <text:p text:style-name="P4"><text:span text:style-name="T5"><text:tab/><text:tab/><text:tab/></text:span><text:span text:style-name="T6">// </text:span><text:span text:style-name="T7">Si</text:span><text:span text:style-name="T6"> </text:span><text:span text:style-name="T7">la</text:span><text:span text:style-name="T6"> </text:span><text:span text:style-name="T7">linea</text:span><text:span text:style-name="T6"> </text:span><text:span text:style-name="T7">contiene</text:span><text:span text:style-name="T6"> </text:span><text:span text:style-name="T7">la</text:span><text:span text:style-name="T6"> </text:span><text:span text:style-name="T7">entrada</text:span><text:span text:style-name="T6"> </text:span><text:span text:style-name="T7">en</text:span><text:span text:style-name="T6"> </text:span><text:span text:style-name="T7">al</text:span><text:span text:style-name="T6"> </text:span><text:span text:style-name="T7">clave</text:span></text:p>
            <text:p text:style-name="P4"><text:span text:style-name="T5"><text:tab/><text:tab/><text:tab/><text:tab/></text:span><text:span text:style-name="T4">if</text:span><text:span text:style-name="T5"> ( </text:span><text:span text:style-name="T12">linea</text:span><text:span text:style-name="T5">.contains(</text:span><text:span text:style-name="T12">entrada</text:span><text:span text:style-name="T5">.getKey())){</text:span></text:p>
            <text:p text:style-name="P4"><text:span text:style-name="T5"><text:tab/><text:tab/><text:tab/><text:tab/>System.</text:span><text:span text:style-name="T8">out</text:span><text:span text:style-name="T5">.println(</text:span><text:span text:style-name="T10">"&gt;"</text:span><text:span text:style-name="T5">+</text:span><text:span text:style-name="T12">entrada</text:span><text:span text:style-name="T5">.getValue());</text:span></text:p>
            <text:p text:style-name="P4"><text:span text:style-name="T5"><text:tab/><text:tab/><text:tab/><text:tab/></text:span><text:span text:style-name="T12">encontrado</text:span><text:span text:style-name="T5"> = </text:span><text:span text:style-name="T4">true</text:span><text:span text:style-name="T5">;</text:span></text:p>
            <text:p text:style-name="P4"><text:span text:style-name="T5"><text:tab/><text:tab/><text:tab/><text:tab/></text:span><text:span text:style-name="T4">if</text:span><text:span text:style-name="T5"> ( </text:span><text:span text:style-name="T12">entrada</text:span><text:span text:style-name="T5">.getKey().contentEquals(</text:span><text:span text:style-name="T10">"ADIOS"</text:span><text:span text:style-name="T5">)){</text:span></text:p>
            <text:p text:style-name="P4"><text:span text:style-name="T5"><text:tab/><text:tab/><text:tab/><text:tab/><text:tab/></text:span><text:span text:style-name="T12">fin</text:span><text:span text:style-name="T5"> = </text:span><text:span text:style-name="T4">true</text:span><text:span text:style-name="T5">;</text:span></text:p>
            <text:p text:style-name="P9"><text:tab/><text:tab/><text:tab/><text:tab/>}</text:p>
            <text:p text:style-name="P4"><text:span text:style-name="T5"><text:tab/><text:tab/><text:tab/><text:tab/></text:span><text:span text:style-name="T4">break</text:span><text:span text:style-name="T5">;</text:span></text:p>
            <text:p text:style-name="P9"><text:tab/><text:tab/><text:tab/><text:tab/>}</text:p>
            <text:p text:style-name="P9"><text:tab/><text:tab/><text:tab/>}</text:p>
            <text:p text:style-name="P4"><text:span text:style-name="T5"><text:tab/><text:tab/><text:tab/></text:span><text:span text:style-name="T4">if</text:span><text:span text:style-name="T5"> ( !</text:span><text:span text:style-name="T12">encontrado</text:span><text:span text:style-name="T5">){</text:span></text:p>
            <text:p text:style-name="P4"><text:span text:style-name="T5"><text:tab/><text:tab/><text:tab/><text:tab/>System.</text:span><text:span text:style-name="T8">out</text:span><text:span text:style-name="T5">.println(</text:span><text:span text:style-name="T12">otro</text:span><text:span text:style-name="T5">);</text:span></text:p>
            <text:p text:style-name="P9"><text:tab/><text:tab/><text:tab/>}<text:tab/><text:tab/></text:p>
            <text:p text:style-name="P4"><text:span text:style-name="T5"><text:tab/><text:tab/>} </text:span><text:span text:style-name="T4">while</text:span><text:span text:style-name="T5"> ( !</text:span><text:span text:style-name="T12">fin</text:span><text:span text:style-name="T5"> );</text:span></text:p>
            <text:p text:style-name="P4"><text:span text:style-name="T5"><text:tab/><text:tab/>System.</text:span><text:span text:style-name="T8">out</text:span><text:span text:style-name="T5">.println(</text:span><text:span text:style-name="T10">" Fin de conexión."</text:span><text:span text:style-name="T5">);</text:span></text:p>
            <text:p text:style-name="P9"><text:tab/><text:tab/></text:p>
            <text:p text:style-name="P9"><text:tab/>}</text:p>
            <text:p text:style-name="P9">}</text:p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Ubuntu Mono1" svg:font-family="'Ubuntu Mono'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ito </meta:initial-creator>
    <meta:creation-date>2014-09-24T18:52:18</meta:creation-date>
    <dc:date>2019-09-10T20:00:48.783071575</dc:date>
    <meta:editing-duration>PT4M13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2" meta:paragraph-count="75" meta:word-count="473" meta:character-count="3238" meta:non-whitespace-character-count="2715"/>
  </office:meta>
</office:document-meta>
</file>